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Tymes" svg:font-family="Ty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de">
      <style:text-properties officeooo:rsid="00153372" officeooo:paragraph-rsid="00153372"/>
    </style:style>
    <style:style style:name="P2" style:family="paragraph" style:parent-style-name="Code">
      <style:text-properties officeooo:rsid="00153372" officeooo:paragraph-rsid="0015baf4"/>
    </style:style>
    <style:style style:name="P3" style:family="paragraph" style:parent-style-name="Code">
      <style:text-properties officeooo:rsid="00153372" officeooo:paragraph-rsid="0016910a"/>
    </style:style>
    <style:style style:name="P4" style:family="paragraph" style:parent-style-name="Code">
      <style:text-properties officeooo:paragraph-rsid="0015baf4"/>
    </style:style>
    <style:style style:name="P5" style:family="paragraph" style:parent-style-name="Code">
      <style:text-properties officeooo:paragraph-rsid="0016910a"/>
    </style:style>
    <style:style style:name="P6" style:family="paragraph" style:parent-style-name="Code">
      <style:text-properties officeooo:paragraph-rsid="00179b99"/>
    </style:style>
    <style:style style:name="P7" style:family="paragraph" style:parent-style-name="Code">
      <loext:graphic-properties draw:fill="none"/>
      <style:paragraph-properties fo:margin-left="0.5in" fo:margin-right="0in" fo:margin-top="0in" fo:margin-bottom="0in" loext:contextual-spacing="false" fo:line-height="115%" fo:text-indent="0in" style:auto-text-indent="false" fo:background-color="transparent"/>
      <style:text-properties style:font-name="FreeMono" officeooo:rsid="000e8cd2" officeooo:paragraph-rsid="000e8cd2"/>
    </style:style>
    <style:style style:name="P8" style:family="paragraph" style:parent-style-name="Code" style:master-page-name="">
      <loext:graphic-properties draw:fill="none"/>
      <style:paragraph-properties fo:margin-left="0.5in" fo:margin-right="0in" fo:margin-top="0in" fo:margin-bottom="0in" loext:contextual-spacing="false" fo:line-height="115%" fo:text-indent="0in" style:auto-text-indent="false" style:page-number="auto" fo:background-color="transparent"/>
      <style:text-properties style:font-name="FreeMono" officeooo:rsid="000e8cd2" officeooo:paragraph-rsid="000e8cd2"/>
    </style:style>
    <style:style style:name="P9" style:family="paragraph" style:parent-style-name="Code">
      <style:paragraph-properties fo:margin-top="0in" fo:margin-bottom="0in" loext:contextual-spacing="false" fo:line-height="100%"/>
      <style:text-properties officeooo:rsid="0014d272" officeooo:paragraph-rsid="0014d272"/>
    </style:style>
    <style:style style:name="P10" style:family="paragraph" style:parent-style-name="Code">
      <style:paragraph-properties fo:margin-left="0in" fo:margin-right="0in" fo:margin-top="0in" fo:margin-bottom="0in" loext:contextual-spacing="false" fo:line-height="100%" fo:text-indent="0in" style:auto-text-indent="false"/>
      <style:text-properties officeooo:rsid="0014d272" officeooo:paragraph-rsid="0014d272"/>
    </style:style>
    <style:style style:name="P11" style:family="paragraph" style:parent-style-name="Standard">
      <style:text-properties style:font-name="Tymes" fo:font-weight="bold" style:font-weight-asian="bold" style:font-weight-complex="bold"/>
    </style:style>
    <style:style style:name="P12" style:family="paragraph" style:parent-style-name="Text_20_body" style:list-style-name="L1"/>
    <style:style style:name="P13" style:family="paragraph" style:parent-style-name="Text_20_body">
      <style:text-properties officeooo:rsid="000e8cd2" officeooo:paragraph-rsid="000e8cd2"/>
    </style:style>
    <style:style style:name="P14" style:family="paragraph" style:parent-style-name="Text_20_body">
      <style:text-properties officeooo:paragraph-rsid="000fd884"/>
    </style:style>
    <style:style style:name="P15" style:family="paragraph" style:parent-style-name="Text_20_body">
      <style:text-properties officeooo:paragraph-rsid="0011f237"/>
    </style:style>
    <style:style style:name="P16" style:family="paragraph" style:parent-style-name="Text_20_body">
      <style:text-properties officeooo:paragraph-rsid="0013d52f"/>
    </style:style>
    <style:style style:name="P17" style:family="paragraph" style:parent-style-name="Text_20_body">
      <style:text-properties officeooo:rsid="0014d272" officeooo:paragraph-rsid="0014d272"/>
    </style:style>
    <style:style style:name="P18" style:family="paragraph" style:parent-style-name="Text_20_body">
      <style:text-properties officeooo:paragraph-rsid="0014d272"/>
    </style:style>
    <style:style style:name="P19" style:family="paragraph" style:parent-style-name="Text_20_body">
      <style:text-properties officeooo:rsid="00153372" officeooo:paragraph-rsid="00153372"/>
    </style:style>
    <style:style style:name="P20" style:family="paragraph" style:parent-style-name="Text_20_body">
      <style:text-properties officeooo:rsid="0015baf4" officeooo:paragraph-rsid="0015baf4"/>
    </style:style>
    <style:style style:name="P21" style:family="paragraph" style:parent-style-name="Text_20_body">
      <style:text-properties officeooo:rsid="0016910a" officeooo:paragraph-rsid="0016910a"/>
    </style:style>
    <style:style style:name="P22" style:family="paragraph" style:parent-style-name="Text_20_body">
      <style:text-properties officeooo:rsid="00179b99" officeooo:paragraph-rsid="00179b99"/>
    </style:style>
    <style:style style:name="T1" style:family="text">
      <style:text-properties officeooo:rsid="000b794b"/>
    </style:style>
    <style:style style:name="T2" style:family="text">
      <style:text-properties style:font-name="FreeMono"/>
    </style:style>
    <style:style style:name="T3" style:family="text">
      <style:text-properties style:font-name="FreeMono" officeooo:rsid="000b794b"/>
    </style:style>
    <style:style style:name="T4" style:family="text">
      <style:text-properties style:font-name="FreeMono" officeooo:rsid="0016910a"/>
    </style:style>
    <style:style style:name="T5" style:family="text">
      <style:text-properties style:font-name="FreeMono" officeooo:rsid="00179b99"/>
    </style:style>
    <style:style style:name="T6" style:family="text">
      <style:text-properties style:font-name="Tymes" fo:font-size="16pt" style:font-size-asian="16pt" style:font-size-complex="16pt"/>
    </style:style>
    <style:style style:name="T7" style:family="text">
      <style:text-properties style:font-name="Tymes" officeooo:rsid="0011f237"/>
    </style:style>
    <style:style style:name="T8" style:family="text">
      <style:text-properties style:font-name="Tymes" officeooo:rsid="0013d52f"/>
    </style:style>
    <style:style style:name="T9" style:family="text">
      <style:text-properties style:font-name="Tymes" officeooo:rsid="00153372"/>
    </style:style>
    <style:style style:name="T10" style:family="text">
      <style:text-properties officeooo:rsid="000e8cd2"/>
    </style:style>
    <style:style style:name="T11" style:family="text">
      <style:text-properties officeooo:rsid="000fd884"/>
    </style:style>
    <style:style style:name="T12" style:family="text">
      <style:text-properties officeooo:rsid="0011f237"/>
    </style:style>
    <style:style style:name="T13" style:family="text">
      <style:text-properties officeooo:rsid="0013d52f"/>
    </style:style>
    <style:style style:name="T14" style:family="text">
      <style:text-properties officeooo:rsid="0014d272"/>
    </style:style>
    <style:style style:name="T15" style:family="text">
      <style:text-properties officeooo:rsid="00153372"/>
    </style:style>
    <style:style style:name="T16" style:family="text">
      <style:text-properties officeooo:rsid="0015baf4"/>
    </style:style>
    <style:style style:name="T17" style:family="text">
      <style:text-properties officeooo:rsid="0016910a"/>
    </style:style>
    <style:style style:name="T18" style:family="text">
      <style:text-properties officeooo:rsid="00179b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6">Assignments</text:span> </text:h>
      <text:p text:style-name="P14"><text:span text:style-name="T11">Scoel has three assignment operators, one for regular assignments, the second for conditional assignments and a third for invocable assignments. <text:s/>The first two control when how the assignment is made and the third is for pattern definitions, logical expressions and functions. <text:s/>They are:</text:span></text:p>
      <text:list xml:id="list1736277357" text:style-name="L1">
        <text:list-item>
          <text:p text:style-name="P12"><text:span text:style-name="T2">:=</text:span> Immediate Assignment, the <text:span text:style-name="T1">expression </text:span>on the right side of the operator is <text:span text:style-name="T1">resolved and</text:span> assigned to the variable on the left.</text:p>
        </text:list-item>
        <text:list-item>
          <text:p text:style-name="P12"><text:span text:style-name="T2">:</text:span><text:span text:style-name="T3">&gt;</text:span><text:span text:style-name="T1"> Conditional Assignment, the expression on the right side of the operator is resolved and if it succeeds then it is assigned to the variable on the left.</text:span></text:p>
        </text:list-item>
        <text:list-item>
          <text:p text:style-name="P12"><text:span text:style-name="T2">:-</text:span> <text:span text:style-name="T1">Invocable Assignment, used for assigning the logical predicate, logical rule, pattern definition or function on the right side of the operator to the variable on the left.</text:span></text:p>
        </text:list-item>
      </text:list>
      <text:p text:style-name="Text_20_body"><text:span text:style-name="T11">An example to illustrate how the first two act differently, lets start with the g</text:span><text:span text:style-name="T10">iven:</text:span></text:p>
      <text:p text:style-name="P8">local value</text:p>
      <text:p text:style-name="P7">value := 5</text:p>
      <text:p text:style-name="P7"/>
      <text:p text:style-name="Text_20_body"><text:span text:style-name="T11">Now consider the following expressions</text:span>:</text:p>
      <text:p text:style-name="Code">value := (<text:span text:style-name="T11">some</text:span> failing expression <text:span text:style-name="T12">or &amp;null</text:span>)</text:p>
      <text:p text:style-name="Code">value :&gt; (<text:span text:style-name="T11">some</text:span> failing expression <text:span text:style-name="T12">or &amp;null</text:span>)</text:p>
      <text:p text:style-name="P13">The former value would be assigned &amp;null as the expression failed, while the latter value would not be assigned any value and would remain 5. <text:s/><text:span text:style-name="T11">This allows the programmer to decide if the expression on the right is to be assigned in all cases or only when it succeeds. <text:s/>Originally, it was my intention only use this distinction in pattern definitions, but since Scoel will be using a pattern wrapper for expressions that are not extraction or structural objects.</text:span></text:p>
      <text:p text:style-name="P15"><text:span text:style-name="T12">Invocable assignments are designed to be used with logical expressions, pattern definitions, or functions. <text:s/></text:span><text:span text:style-name="T7">All</text:span><text:span text:style-name="T12"> may be invoked and evaluated during during run time with the current values of their elements.</text:span></text:p>
      <text:h text:style-name="Heading_20_3" text:outline-level="3">Logical expressions</text:h>
      <text:p text:style-name="P16"><text:span text:style-name="T13">Logical expressions work with the object table, which contains all the objects created in the program. <text:s/>The table has </text:span><text:span text:style-name="T9">lists</text:span><text:span text:style-name="T13"> for each type of object for faster referencing.</text:span></text:p>
      <text:p text:style-name="P11">Fact<text:span text:style-name="T13">s</text:span></text:p>
      <text:p text:style-name="P16"><text:span text:style-name="T13">All objects created in a program is considered a fact. <text:s/>The object variables which are not declared local are its atoms. Every object created is put into the object table as a default. <text:s/>To </text:span><text:soft-page-break/><text:span text:style-name="T13">assign a fact to a variable you </text:span><text:span text:style-name="T8">can</text:span><text:span text:style-name="T13"> use the invocable assignment or the immediate assignment, for example:</text:span></text:p>
      <text:p text:style-name="P9">record room(name, lights)</text:p>
      <text:p text:style-name="P10"/>
      <text:p text:style-name="P9">aFact :- room(“kitchen”, “on”)</text:p>
      <text:p text:style-name="P9"/>
      <text:p text:style-name="Text_20_body">or</text:p>
      <text:p text:style-name="P9">aFact := room(“kitchen”, “on”)</text:p>
      <text:p text:style-name="P9"/>
      <text:p text:style-name="P18"><text:span text:style-name="T14">Either will assign the room object to aFact. <text:s/>Also the room object will be added to the room </text:span><text:span text:style-name="T9">list in the object table</text:span><text:span text:style-name="T14">. Facts are predicates.</text:span></text:p>
      <text:p text:style-name="P11">Quer<text:span text:style-name="T13">ies</text:span></text:p>
      <text:p text:style-name="P17">Queries are predicates that perform a search of all objects which match their given values. <text:s/><text:span text:style-name="T15">Lets say we had created several objects for various rooms in a house and we wanted to get a list of all the rooms which had their lights on. <text:s/>A query could be defined as follows:</text:span></text:p>
      <text:p text:style-name="Code">lightsOn :- (X){</text:p>
      <text:p text:style-name="Code"><text:tab/><text:span text:style-name="T15">room(X, “on”)</text:span></text:p>
      <text:p text:style-name="P1">}</text:p>
      <text:p text:style-name="P19">When this query is invoked, the logical processing environment will iterate through all the rooms in the room list in the object table. <text:s/><text:span text:style-name="T16">It suspends a</text:span>ll those room objects with “on” stored in <text:span text:style-name="T16">lights object variable</text:span>. <text:span text:style-name="T16">It repeats this until there are no more room objects in the list.</text:span> <text:s/><text:span text:style-name="T16">Notice the X in parenthesis, it is a local variable used to hold the names of each of the room objects. <text:s/>It also identifies which element of the object can have any value. </text:span></text:p>
      <text:p text:style-name="P11">Rule<text:span text:style-name="T13">s</text:span></text:p>
      <text:p text:style-name="P19">Rules are ordered lists of predicates, rules and other expressions to carry out some action. <text:s/><text:span text:style-name="T16">They are written as follows:</text:span></text:p>
      <text:p text:style-name="P4"><text:span text:style-name="T16">roomsWithL</text:span>ightsOn :- (X){</text:p>
      <text:p text:style-name="P4"><text:tab/><text:span text:style-name="T15">room(X, “on”)</text:span></text:p>
      <text:p text:style-name="P4"><text:tab/><text:span text:style-name="T16">write(X)</text:span></text:p>
      <text:p text:style-name="P2">}</text:p>
      <text:p text:style-name="P20">In this example, a rule was created with two elements, the first being a query definition and the second being a write expression. <text:s/>When this rule is invoked, it will iterate through all the room objects <text:span text:style-name="T17">and suspends each room object with a lights value of “on”. <text:s/>It writes each value of X which is suspended from the query. <text:s/>In this case X would equal “kitchen”.</text:span></text:p>
      <text:h text:style-name="Heading_20_3" text:outline-level="3">Pattern definitions</text:h>
      <text:p text:style-name="P21">To store a patter definition, you need to define it in the following format:</text:p>
      <text:p text:style-name="P5"><text:span text:style-name="T5">[</text:span><text:span text:style-name="T4">pat</text:span><text:span text:style-name="T5">ternName]</text:span> :- {</text:p>
      <text:p text:style-name="P5"><text:tab/><text:span text:style-name="T17">&lt;pattern object or expression&gt;</text:span></text:p>
      <text:p text:style-name="P6"><text:soft-page-break/><text:tab/><text:span text:style-name="T17">&lt;pattern object or expression&gt;</text:span></text:p>
      <text:p text:style-name="P5"><text:span text:style-name="T4"><text:tab/>. . .</text:span></text:p>
      <text:p text:style-name="P5"><text:span text:style-name="T4"><text:tab/>&lt;pattern object or expression&gt;</text:span></text:p>
      <text:p text:style-name="P3">}</text:p>
      <text:h text:style-name="Heading_20_3" text:outline-level="3">Functions</text:h>
      <text:p text:style-name="P22">To store a function it needs to be in the following form:</text:p>
      <text:p text:style-name="Code"><text:span text:style-name="T18">[</text:span>func<text:span text:style-name="T18">tionName]</text:span> (<text:span text:style-name="T18">&lt;parameters&gt;</text:span>) :- {</text:p>
      <text:p text:style-name="Code"><text:tab/>&lt;expression&gt;</text:p>
      <text:p text:style-name="Code"><text:tab/>&lt;expression&gt;</text:p>
      <text:p text:style-name="Code"><text:tab/>. . .</text:p>
      <text:p text:style-name="Code"><text:tab/>&lt;expression&gt;</text:p>
      <text:p text:style-name="Code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Tymes" svg:font-family="Ty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Tymes" fo:font-family="Tyme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de" style:family="paragraph" style:parent-style-name="Text_20_body">
      <loext:graphic-properties draw:fill="none"/>
      <style:paragraph-properties fo:margin-left="0.5in" fo:margin-right="0in" fo:margin-top="0in" fo:margin-bottom="0in" loext:contextual-spacing="false" fo:line-height="115%" fo:text-indent="0in" style:auto-text-indent="false" fo:background-color="transparent"/>
      <style:text-properties style:font-name="FreeMono" fo:font-family="FreeMono" style:font-family-generic="modern" style:font-pitch="fixed" officeooo:rsid="000e8cd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ymes" fo:font-family="Tymes" style:font-pitch="variable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23:45:11.333705359</meta:creation-date>
    <dc:date>2021-05-06T01:34:43.995231704</dc:date>
    <meta:editing-duration>PT34M7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3" meta:paragraph-count="51" meta:word-count="688" meta:character-count="4036" meta:non-whitespace-character-count="3371"/>
  </office:meta>
</office:document-meta>
</file>